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4.101cm" table:align="left"/>
    </style:style>
    <style:style style:name="表1.A" style:family="table-column">
      <style:table-column-properties style:column-width="2.011cm"/>
    </style:style>
    <style:style style:name="表1.B" style:family="table-column">
      <style:table-column-properties style:column-width="2.09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5.609cm" table:align="left"/>
    </style:style>
    <style:style style:name="表2.A" style:family="table-column">
      <style:table-column-properties style:column-width="2.011cm"/>
    </style:style>
    <style:style style:name="表2.B" style:family="table-column">
      <style:table-column-properties style:column-width="3.59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81e3" officeooo:paragraph-rsid="00a581e3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74de" officeooo:paragraph-rsid="00adf605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a581e3" officeooo:paragraph-rsid="00a70394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81e3" officeooo:paragraph-rsid="00a655a3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a581e3" officeooo:paragraph-rsid="00a8b092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a581e3" officeooo:paragraph-rsid="00a9d693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9d693" officeooo:paragraph-rsid="00a9d693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ab1713" officeooo:paragraph-rsid="00ab1713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ac29ab" officeooo:paragraph-rsid="00adb188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ac29ab" officeooo:paragraph-rsid="00adf605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ac29ab" officeooo:paragraph-rsid="00b13649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adb188" officeooo:paragraph-rsid="00adb188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afb347" officeooo:paragraph-rsid="00afb34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b13649" officeooo:paragraph-rsid="00b13649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22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23" style:family="paragraph" style:parent-style-name="Standard">
      <style:paragraph-properties fo:text-align="start" style:justify-single-word="false"/>
      <style:text-properties fo:font-size="22pt" officeooo:rsid="0047785d" officeooo:paragraph-rsid="00a581e3" style:font-size-asian="22pt" style:font-size-complex="22pt"/>
    </style:style>
    <style:style style:name="P24" style:family="paragraph" style:parent-style-name="Standard">
      <style:paragraph-properties fo:text-align="start" style:justify-single-word="false"/>
      <style:text-properties fo:font-size="22pt" officeooo:rsid="0047785d" officeooo:paragraph-rsid="00a655a3" style:font-size-asian="22pt" style:font-size-complex="22pt"/>
    </style:style>
    <style:style style:name="P25" style:family="paragraph" style:parent-style-name="Standard">
      <style:paragraph-properties fo:text-align="start" style:justify-single-word="false"/>
      <style:text-properties fo:font-size="22pt" officeooo:rsid="0047785d" officeooo:paragraph-rsid="00a70394" style:font-size-asian="22pt" style:font-size-complex="22pt"/>
    </style:style>
    <style:style style:name="P26" style:family="paragraph" style:parent-style-name="Standard">
      <style:paragraph-properties fo:text-align="start" style:justify-single-word="false"/>
      <style:text-properties fo:font-size="22pt" officeooo:rsid="0047785d" officeooo:paragraph-rsid="00a8b092" style:font-size-asian="22pt" style:font-size-complex="22pt"/>
    </style:style>
    <style:style style:name="P27" style:family="paragraph" style:parent-style-name="Standard">
      <style:paragraph-properties fo:text-align="start" style:justify-single-word="false"/>
      <style:text-properties fo:font-size="22pt" officeooo:rsid="0047785d" officeooo:paragraph-rsid="00a9d693" style:font-size-asian="22pt" style:font-size-complex="22pt"/>
    </style:style>
    <style:style style:name="P28" style:family="paragraph" style:parent-style-name="Standard">
      <style:paragraph-properties fo:text-align="start" style:justify-single-word="false"/>
      <style:text-properties fo:font-size="22pt" officeooo:rsid="0047785d" officeooo:paragraph-rsid="00ac29ab" style:font-size-asian="22pt" style:font-size-complex="22pt"/>
    </style:style>
    <style:style style:name="P29" style:family="paragraph" style:parent-style-name="Standard">
      <style:paragraph-properties fo:text-align="start" style:justify-single-word="false"/>
      <style:text-properties fo:font-size="22pt" officeooo:rsid="0047785d" officeooo:paragraph-rsid="00adb188" style:font-size-asian="22pt" style:font-size-complex="22pt"/>
    </style:style>
    <style:style style:name="P30" style:family="paragraph" style:parent-style-name="Standard">
      <style:paragraph-properties fo:text-align="start" style:justify-single-word="false"/>
      <style:text-properties fo:font-size="22pt" officeooo:rsid="0047785d" officeooo:paragraph-rsid="00adf605" style:font-size-asian="22pt" style:font-size-complex="22pt"/>
    </style:style>
    <style:style style:name="P31" style:family="paragraph" style:parent-style-name="Standard">
      <style:paragraph-properties fo:text-align="start" style:justify-single-word="false"/>
      <style:text-properties fo:font-size="22pt" officeooo:rsid="0047785d" officeooo:paragraph-rsid="00b13649" style:font-size-asian="22pt" style:font-size-complex="22pt"/>
    </style:style>
    <style:style style:name="P3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33" style:family="paragraph" style:parent-style-name="Standard">
      <style:paragraph-properties fo:text-align="start" style:justify-single-word="false"/>
      <style:text-properties fo:font-size="22pt" officeooo:rsid="000f74de" officeooo:paragraph-rsid="00a581e3" style:font-size-asian="22pt" style:font-size-complex="22pt"/>
    </style:style>
    <style:style style:name="P34" style:family="paragraph" style:parent-style-name="Standard">
      <style:paragraph-properties fo:text-align="start" style:justify-single-word="false"/>
      <style:text-properties fo:font-size="22pt" officeooo:rsid="000f74de" officeooo:paragraph-rsid="00a655a3" style:font-size-asian="22pt" style:font-size-complex="22pt"/>
    </style:style>
    <style:style style:name="P35" style:family="paragraph" style:parent-style-name="Standard">
      <style:paragraph-properties fo:text-align="start" style:justify-single-word="false"/>
      <style:text-properties fo:font-size="22pt" officeooo:rsid="000f74de" officeooo:paragraph-rsid="00a70394" style:font-size-asian="22pt" style:font-size-complex="22pt"/>
    </style:style>
    <style:style style:name="P36" style:family="paragraph" style:parent-style-name="Standard">
      <style:paragraph-properties fo:text-align="start" style:justify-single-word="false"/>
      <style:text-properties fo:font-size="22pt" officeooo:rsid="000f74de" officeooo:paragraph-rsid="00a8b092" style:font-size-asian="22pt" style:font-size-complex="22pt"/>
    </style:style>
    <style:style style:name="P37" style:family="paragraph" style:parent-style-name="Standard">
      <style:paragraph-properties fo:text-align="start" style:justify-single-word="false"/>
      <style:text-properties fo:font-size="22pt" officeooo:rsid="000f74de" officeooo:paragraph-rsid="00a9d693" style:font-size-asian="22pt" style:font-size-complex="22pt"/>
    </style:style>
    <style:style style:name="P38" style:family="paragraph" style:parent-style-name="Standard">
      <style:paragraph-properties fo:text-align="start" style:justify-single-word="false"/>
      <style:text-properties fo:font-size="22pt" officeooo:rsid="000f74de" officeooo:paragraph-rsid="00ac29ab" style:font-size-asian="22pt" style:font-size-complex="22pt"/>
    </style:style>
    <style:style style:name="P39" style:family="paragraph" style:parent-style-name="Standard">
      <style:paragraph-properties fo:text-align="start" style:justify-single-word="false"/>
      <style:text-properties fo:font-size="22pt" officeooo:rsid="000f74de" officeooo:paragraph-rsid="00adb188" style:font-size-asian="22pt" style:font-size-complex="22pt"/>
    </style:style>
    <style:style style:name="P40" style:family="paragraph" style:parent-style-name="Standard">
      <style:paragraph-properties fo:text-align="start" style:justify-single-word="false"/>
      <style:text-properties fo:font-size="22pt" officeooo:rsid="000f74de" officeooo:paragraph-rsid="00adf605" style:font-size-asian="22pt" style:font-size-complex="22pt"/>
    </style:style>
    <style:style style:name="P41" style:family="paragraph" style:parent-style-name="Standard">
      <style:paragraph-properties fo:text-align="start" style:justify-single-word="false"/>
      <style:text-properties fo:font-size="22pt" officeooo:rsid="000f74de" officeooo:paragraph-rsid="00afb347" style:font-size-asian="22pt" style:font-size-complex="22pt"/>
    </style:style>
    <style:style style:name="P42" style:family="paragraph" style:parent-style-name="Standard">
      <style:paragraph-properties fo:text-align="start" style:justify-single-word="false"/>
      <style:text-properties fo:font-size="22pt" officeooo:rsid="000f74de" officeooo:paragraph-rsid="00b13649" style:font-size-asian="22pt" style:font-size-complex="22pt"/>
    </style:style>
    <style:style style:name="P43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44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7e9e69" style:font-name-asian="IPA明朝" style:font-size-asian="12pt" style:font-style-asian="normal" style:font-size-complex="13.6999998092651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df605" officeooo:paragraph-rsid="00adf605" style:font-name-asian="IPA明朝" style:font-size-asian="12pt" style:font-style-asian="normal" style:font-size-complex="13.6999998092651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fb347" officeooo:paragraph-rsid="00afb347" style:font-name-asian="IPA明朝" style:font-size-asian="12pt" style:font-style-asian="normal" style:font-size-complex="13.6999998092651pt" style:font-style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24pt" officeooo:rsid="00a581e3" officeooo:paragraph-rsid="00a581e3" style:font-size-asian="24pt" style:font-size-complex="24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24pt" officeooo:rsid="00a9d693" officeooo:paragraph-rsid="00a9d693" style:font-size-asian="24pt" style:font-size-complex="24pt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24pt" officeooo:rsid="00ac29ab" officeooo:paragraph-rsid="00ac29ab" style:font-size-asian="24pt" style:font-size-complex="24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24pt" officeooo:rsid="00adf605" officeooo:paragraph-rsid="00adf605" style:font-size-asian="24pt" style:font-size-complex="24pt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24pt" officeooo:rsid="00b22599" officeooo:paragraph-rsid="00b22599" style:font-size-asian="24pt" style:font-size-complex="24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24pt" officeooo:rsid="00b2b062" officeooo:paragraph-rsid="00b2b062" style:font-size-asian="24pt" style:font-size-complex="24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fo:background-color="#fff200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fo:background-color="#fff200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#fff200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b13649" officeooo:paragraph-rsid="00b2b172" fo:background-color="#fff200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b13649" officeooo:paragraph-rsid="00b13649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transparent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b13649" officeooo:paragraph-rsid="00b2b062" fo:background-color="transparent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b13649" officeooo:paragraph-rsid="00b2b172" fo:background-color="transparent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22pt" officeooo:rsid="000f74de" officeooo:paragraph-rsid="00b22599" style:font-size-asian="22pt" style:font-size-complex="22pt"/>
    </style:style>
    <style:style style:name="P67" style:family="paragraph" style:parent-style-name="Standard">
      <style:paragraph-properties fo:text-align="start" style:justify-single-word="false"/>
      <style:text-properties fo:font-size="22pt" officeooo:rsid="000f74de" officeooo:paragraph-rsid="00b2b062" style:font-size-asian="22pt" style:font-size-complex="22pt"/>
    </style:style>
    <style:style style:name="P68" style:family="paragraph" style:parent-style-name="Standard">
      <style:paragraph-properties fo:text-align="start" style:justify-single-word="false"/>
      <style:text-properties fo:font-size="22pt" officeooo:rsid="0047785d" officeooo:paragraph-rsid="00b22599" style:font-size-asian="22pt" style:font-size-complex="22pt"/>
    </style:style>
    <style:style style:name="P69" style:family="paragraph" style:parent-style-name="Standard">
      <style:paragraph-properties fo:text-align="start" style:justify-single-word="false"/>
      <style:text-properties fo:font-size="22pt" officeooo:rsid="0047785d" officeooo:paragraph-rsid="00b2b062" style:font-size-asian="22pt" style:font-size-complex="22pt"/>
    </style:style>
    <style:style style:name="P70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71" style:family="paragraph" style:parent-style-name="Table_20_Contents">
      <style:paragraph-properties fo:text-align="center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72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73" style:family="paragraph" style:parent-style-name="Table_20_Contents">
      <style:paragraph-properties fo:text-align="start" style:justify-single-word="false"/>
      <style:text-properties fo:font-size="13.6999998092651pt" officeooo:rsid="00b2b062" style:font-size-asian="12pt" style:font-size-complex="13.6999998092651pt"/>
    </style:style>
    <style:style style:name="P74" style:family="paragraph" style:parent-style-name="Table_20_Contents">
      <style:paragraph-properties fo:text-align="start" style:justify-single-word="false"/>
      <style:text-properties fo:font-size="13.6999998092651pt" officeooo:rsid="00b2b062" officeooo:paragraph-rsid="00b2b062" style:font-size-asian="12pt" style:font-size-complex="13.6999998092651pt"/>
    </style:style>
    <style:style style:name="T1" style:family="text">
      <style:text-properties officeooo:rsid="00a581e3"/>
    </style:style>
    <style:style style:name="T2" style:family="text">
      <style:text-properties officeooo:rsid="00a655a3"/>
    </style:style>
    <style:style style:name="T3" style:family="text">
      <style:text-properties officeooo:rsid="00a70394"/>
    </style:style>
    <style:style style:name="T4" style:family="text">
      <style:text-properties officeooo:rsid="00a8b092"/>
    </style:style>
    <style:style style:name="T5" style:family="text">
      <style:text-properties officeooo:rsid="00a9d693"/>
    </style:style>
    <style:style style:name="T6" style:family="text">
      <style:text-properties officeooo:rsid="00ab1713"/>
    </style:style>
    <style:style style:name="T7" style:family="text">
      <style:text-properties officeooo:rsid="00abbfd6"/>
    </style:style>
    <style:style style:name="T8" style:family="text">
      <style:text-properties officeooo:rsid="00ac29ab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a9d693" fo:background-color="#fff200" loext:char-shading-value="0"/>
    </style:style>
    <style:style style:name="T11" style:family="text">
      <style:text-properties officeooo:rsid="00afb347" fo:background-color="#fff200" loext:char-shading-value="0"/>
    </style:style>
    <style:style style:name="T12" style:family="text">
      <style:text-properties officeooo:rsid="00b2b172" fo:background-color="#fff200" loext:char-shading-value="0"/>
    </style:style>
    <style:style style:name="T13" style:family="text">
      <style:text-properties officeooo:rsid="00adf605"/>
    </style:style>
    <style:style style:name="T14" style:family="text">
      <style:text-properties officeooo:rsid="00afb347"/>
    </style:style>
    <style:style style:name="T15" style:family="text">
      <style:text-properties officeooo:rsid="00b13649"/>
    </style:style>
    <style:style style:name="T16" style:family="text">
      <style:text-properties officeooo:rsid="00b2b062"/>
    </style:style>
    <style:style style:name="T17" style:family="text">
      <style:text-properties officeooo:rsid="00b2b1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QL</text:p>
      <text:p text:style-name="P1"/>
      <text:p text:style-name="P1"/>
      <text:p text:style-name="P1"/>
      <text:p text:style-name="P3"/>
      <text:p text:style-name="P3"/>
      <text:p text:style-name="P21"><text:soft-page-break/>もくじ</text:p>
      <text:p text:style-name="P4"/>
      <text:list xml:id="list580001074" text:style-name="L1">
        <text:list-item>
          <text:p text:style-name="P47">ログイン</text:p>
        </text:list-item>
        <text:list-item>
          <text:p text:style-name="P47">終了</text:p>
        </text:list-item>
        <text:list-item>
          <text:p text:style-name="P48">ユーザーの追加</text:p>
        </text:list-item>
        <text:list-item>
          <text:p text:style-name="P49">ユーザーの削除</text:p>
        </text:list-item>
        <text:list-item>
          <text:p text:style-name="P47">ユーザー：ホストの一覧</text:p>
        </text:list-item>
        <text:list-item>
          <text:p text:style-name="P47">データベースの作成</text:p>
        </text:list-item>
        <text:list-item>
          <text:p text:style-name="P47">データベースの削除</text:p>
        </text:list-item>
        <text:list-item>
          <text:p text:style-name="P47">ユーザーに権限を与える</text:p>
        </text:list-item>
        <text:list-item>
          <text:p text:style-name="P47">データベースの指定</text:p>
        </text:list-item>
        <text:list-item>
          <text:p text:style-name="P47">データベース一覧表示</text:p>
        </text:list-item>
        <text:list-item>
          <text:p text:style-name="P47">テーブル一覧表示</text:p>
        </text:list-item>
        <text:list-item>
          <text:p text:style-name="P51">SQLのルール</text:p>
        </text:list-item>
        <text:list-item>
          <text:p text:style-name="P51">テーブルの作成</text:p>
        </text:list-item>
        <text:list-item>
          <text:p text:style-name="P52">テーブルの削除</text:p>
        </text:list-item>
        <text:list-item>
          <text:p text:style-name="P52">テーブル名の変更</text:p>
        </text:list-item>
        <text:list-item>
          <text:p text:style-name="P52">テーブル定義の変更</text:p>
        </text:list-item>
        <text:list-item>
          <text:p text:style-name="P52">テーブルへのデータ登録</text:p>
        </text:list-item>
        <text:list-item>
          <text:p text:style-name="P53"><text:soft-page-break/>列を出力する</text:p>
        </text:list-item>
        <text:list-item>
          <text:p text:style-name="P53">列に別名をつける</text:p>
        </text:list-item>
        <text:list-item>
          <text:p text:style-name="P53">定数の出力</text:p>
        </text:list-item>
        <text:list-item>
          <text:p text:style-name="P53">結果から重複業を省く</text:p>
        </text:list-item>
        <text:list-item>
          <text:p text:style-name="P53">行の選択</text:p>
        </text:list-item>
        <text:list-item>
          <text:p text:style-name="P53">コメント</text:p>
        </text:list-item>
        <text:list-item>
          <text:p text:style-name="P54">算術演算子</text:p>
        </text:list-item>
        <text:list-item>
          <text:p text:style-name="P55">比較演算子</text:p>
        </text:list-item>
        <text:list-item>
          <text:p text:style-name="P55">論理演算子</text:p>
          <text:p text:style-name="P50"/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2">1.ログイン</text:p>
      <text:p text:style-name="P22"/>
      <text:p text:style-name="P7">$ mysql -u root -p</text:p>
      <text:p text:style-name="P7"/>
      <text:p text:style-name="P7">※-pはパスワード入力のオプション</text:p>
      <text:p text:style-name="P7"/>
      <text:p text:style-name="P7"/>
      <text:p text:style-name="P7"/>
      <text:p text:style-name="P33"><text:span text:style-name="T1">2</text:span>.終了</text:p>
      <text:p text:style-name="P23"/>
      <text:p text:style-name="P7">&gt; \q;<text:tab/>又は、 &gt; quit;</text:p>
      <text:p text:style-name="P7"/>
      <text:p text:style-name="P7"/>
      <text:p text:style-name="P7"/>
      <text:p text:style-name="P7"/>
      <text:p text:style-name="P7"/>
      <text:p text:style-name="P7"/>
      <text:p text:style-name="P33"><text:span text:style-name="T1">3</text:span>.ユーザーの追加</text:p>
      <text:p text:style-name="P23"/>
      <text:p text:style-name="P7">&gt; CREATE USER ユーザー名 IDENTIFIED BY ‘パスワード’;</text:p>
      <text:p text:style-name="P7"/>
      <text:p text:style-name="P7"><text:soft-page-break/></text:p>
      <text:p text:style-name="P5"/>
      <text:p text:style-name="P5"/>
      <text:p text:style-name="P33"><text:span text:style-name="T1">4</text:span>.ユーザーの削除</text:p>
      <text:p text:style-name="P23"/>
      <text:p text:style-name="P7">&gt; DROP USER ユーザー名@ホスト名（ホスト名省略可);</text:p>
      <text:p text:style-name="P7"/>
      <text:p text:style-name="P7"/>
      <text:p text:style-name="P7"/>
      <text:p text:style-name="P33"><text:span text:style-name="T1">5</text:span>.ユーザー・ホストの一覧</text:p>
      <text:p text:style-name="P23"/>
      <text:p text:style-name="P7">&gt; SELECT user, host FROM mysql.user;</text:p>
      <text:p text:style-name="P7"/>
      <text:p text:style-name="P33"><text:span text:style-name="T1">6</text:span>.データベースの作成</text:p>
      <text:p text:style-name="P23"/>
      <text:p text:style-name="P7">&gt; <text:span text:style-name="T2">CREATE</text:span> <text:span text:style-name="T2">DATABASE</text:span> データベース名;</text:p>
      <text:p text:style-name="P7"/>
      <text:p text:style-name="P7"/>
      <text:p text:style-name="P35"><text:span text:style-name="T3">7</text:span>.データベースの削除</text:p>
      <text:p text:style-name="P25"/>
      <text:p text:style-name="P8">&gt; <text:span text:style-name="T3">DROP DATABASE</text:span> データベース名;</text:p>
      <text:p text:style-name="P7"/>
      <text:p text:style-name="P7"/>
      <text:p text:style-name="P7"/>
      <text:p text:style-name="P33"><text:span text:style-name="T3">8</text:span>.ユーザーに権限を与える</text:p>
      <text:p text:style-name="P23"/>
      <text:p text:style-name="P7">&gt; <text:span text:style-name="T2">GRANT 権限 ON データベース名.* TO ユーザー名;</text:span></text:p>
      <text:p text:style-name="P7"/>
      <text:p text:style-name="P7">例: <text:span text:style-name="T2">&gt; GRANT ALL ON test_db.* TO test_user; </text:span></text:p>
      <text:p text:style-name="P7"/>
      <text:p text:style-name="P7"/>
      <text:p text:style-name="P34"><text:span text:style-name="T3">9</text:span>.データベースの指定</text:p>
      <text:p text:style-name="P24"><text:soft-page-break/></text:p>
      <text:p text:style-name="P9">&gt; <text:span text:style-name="T2">USE データベース名;</text:span></text:p>
      <text:p text:style-name="P9"/>
      <text:p text:style-name="P9"/>
      <text:p text:style-name="P9"/>
      <text:p text:style-name="P9"/>
      <text:p text:style-name="P9"/>
      <text:p text:style-name="P9"/>
      <text:p text:style-name="P36"><text:span text:style-name="T4">10</text:span>.データベース一覧表示</text:p>
      <text:p text:style-name="P26"/>
      <text:p text:style-name="P10">&gt; <text:span text:style-name="T4">SHOW DATABASES;</text:span></text:p>
      <text:p text:style-name="P10"/>
      <text:p text:style-name="P10"/>
      <text:p text:style-name="P10"/>
      <text:p text:style-name="P36"><text:span text:style-name="T4">11</text:span>.テーブル一覧表示</text:p>
      <text:p text:style-name="P26"/>
      <text:p text:style-name="P10">&gt; <text:span text:style-name="T4">SHOW TABLES FROM データベース名;</text:span></text:p>
      <text:p text:style-name="P10"/>
      <text:p text:style-name="P10"/>
      <text:p text:style-name="P10"/>
      <text:p text:style-name="P37"><text:span text:style-name="T4">12</text:span>.<text:span text:style-name="T5">SQLのルール</text:span></text:p>
      <text:p text:style-name="P27"/>
      <text:p text:style-name="P11">・<text:span text:style-name="T5">SQL文はセミコロン(;)で終わる。</text:span></text:p>
      <text:p text:style-name="P11"/>
      <text:p text:style-name="P11">・キーワードの大文字・小文字は区別されない。</text:p>
      <text:p text:style-name="P11"><text:tab/>個人ルールとして、</text:p>
      <text:p text:style-name="P11"><text:tab/>・キーワードは大文字</text:p>
      <text:p text:style-name="P11"><text:tab/>・テーブル名は頭文字のみ大文字</text:p>
      <text:p text:style-name="P11"><text:tab/>・そのほか（列名など）は小文字</text:p>
      <text:p text:style-name="P11"/>
      <text:p text:style-name="P11">・文字列と日付の定数はシングルクォーテーション<text:span text:style-name="T5">(‘)で囲む。</text:span></text:p>
      <text:p text:style-name="P11">・数値の定数は囲まない（数値だけ書く<text:span text:style-name="T5">)。</text:span></text:p>
      <text:p text:style-name="P11">・<text:span text:style-name="T5">ASキーワードで、列に</text:span><text:span text:style-name="T10">日本語で</text:span><text:span text:style-name="T5">別名をつけるときのみ、ダブルクォーテーション(“)を使う。</text:span></text:p>
      <text:p text:style-name="P11"/>
      <text:p text:style-name="P11"><text:soft-page-break/>・単語の間を半角スペース、または改行で区切る。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37"><text:span text:style-name="T4">13</text:span>.テーブルの作成</text:p>
      <text:p text:style-name="P27"/>
      <text:p text:style-name="P11">&gt; <text:span text:style-name="T5">CREATE TABLE &lt;テーブル名&gt;</text:span></text:p>
      <text:p text:style-name="P13">(&lt;列名１&gt; &lt;データ型&gt; &lt;この列の制約&gt;,</text:p>
      <text:p text:style-name="P13"><text:s text:c="2"/>&lt;列名２&gt; &lt;データ型&gt; &lt;この列の制約&gt;,</text:p>
      <text:p text:style-name="P13"><text:s text:c="2"/>&lt;列名３<text:span text:style-name="T6">&gt; &lt;データ型&gt; &lt;この列の制約&gt;,</text:span></text:p>
      <text:p text:style-name="P13"><text:s text:c="2"/><text:span text:style-name="T6">&lt;列名４&gt; &lt;データ型&gt; &lt;この列の制約&gt;,</text:span></text:p>
      <text:p text:style-name="P13"><text:tab/><text:tab/><text:tab/>・</text:p>
      <text:p text:style-name="P13"><text:tab/><text:tab/><text:tab/>・</text:p>
      <text:p text:style-name="P13"><text:tab/><text:tab/><text:tab/>・</text:p>
      <text:p text:style-name="P14">&lt;このテーブルの制約１&gt;, &lt;このテーブルの制約２&gt;, …);</text:p>
      <text:p text:style-name="P14"/>
      <text:p text:style-name="P14"/>
      <text:p text:style-name="P14"/>
      <text:p text:style-name="P14">・命名ルール（使える文字）</text:p>
      <text:p text:style-name="P14"><text:tab/>・半角のアルファベット（名前の最初は、必ずこれで）</text:p>
      <text:p text:style-name="P14"><text:tab/>・半角の数字</text:p>
      <text:p text:style-name="P14"><text:tab/>・アンダーバー（_）</text:p>
      <text:p text:style-name="P14"><text:tab/>・名前の重複不可</text:p>
      <text:p text:style-name="P7"/>
      <text:p text:style-name="P7">・データ型</text:p>
      <text:p text:style-name="P7"><text:tab/>・<text:span text:style-name="T6">INTEGER型：整数型（小数は入れられない）</text:span></text:p>
      <text:p text:style-name="P7"><text:tab/>・<text:span text:style-name="T6">CHAR型：固定文字列型</text:span></text:p>
      <text:p text:style-name="P7"><text:tab/><text:tab/><text:span text:style-name="T6">CHAR(文字数)：指定した文字数を入れられる。</text:span></text:p>
      <text:p text:style-name="P7"><text:tab/><text:tab/><text:tab/><text:tab/><text:span text:style-name="T6">　　(入れた文字が、足りてない場合、半角ス<text:tab/><text:tab/><text:tab/><text:tab/><text:tab/> <text:s text:c="6"/>ペースで自動的に埋められる。)</text:span></text:p>
      <text:p text:style-name="P7"><text:tab/>・<text:span text:style-name="T6">VARCHAR型：可変長文字列型</text:span></text:p>
      <text:p text:style-name="P7"><text:tab/><text:tab/><text:span text:style-name="T6">VAECHAR(文字数)：指定した文字数を入れられる。</text:span></text:p>
      <text:p text:style-name="P7"><text:tab/><text:tab/><text:tab/><text:tab/><text:tab/> <text:s text:c="3"/><text:span text:style-name="T6">(入れた文字の数に、データ幅が可変<text:tab/><text:tab/><text:tab/><text:tab/><text:tab/><text:tab/> <text:s text:c="3"/>する。)</text:span></text:p>
      <text:p text:style-name="P7"><text:soft-page-break/><text:tab/>・<text:span text:style-name="T6">DATE型：日付（年月日）を入れる</text:span></text:p>
      <text:p text:style-name="P7"><text:tab/><text:tab/>例：‘<text:span text:style-name="T7">2020-05-12’</text:span></text:p>
      <text:p text:style-name="P7"/>
      <text:p text:style-name="P7">・制約の設定</text:p>
      <text:p text:style-name="P7"><text:tab/>・<text:span text:style-name="T7">NOT NULL：列の制約に設定すると、必ずデータが入っていな<text:tab/><text:tab/><text:tab/> <text:s text:c="5"/>ければならない制約となる。</text:span></text:p>
      <text:p text:style-name="P7"/>
      <text:p text:style-name="P7"><text:tab/>・<text:span text:style-name="T7">PRIMARY KEY (列名)：テーブルの制約に設定すると、その列<text:tab/><text:tab/><text:tab/><text:tab/><text:tab/>のデータを使って、行を特定できるよう<text:tab/><text:tab/><text:tab/><text:tab/><text:tab/>になる。（列のデータは、重複不可）。</text:span></text:p>
      <text:p text:style-name="P7"><text:tab/><text:tab/><text:tab/><text:tab/><text:tab/>別名（主キー制約）</text:p>
      <text:p text:style-name="P7"/>
      <text:p text:style-name="P7"/>
      <text:p text:style-name="P7"/>
      <text:p text:style-name="P7"/>
      <text:p text:style-name="P7"/>
      <text:p text:style-name="P38"><text:span text:style-name="T4">14</text:span>.テーブルの削除</text:p>
      <text:p text:style-name="P28"/>
      <text:p text:style-name="P12">&gt; <text:span text:style-name="T8">DROP TABLE &lt;テーブル名&gt;;</text:span></text:p>
      <text:p text:style-name="P12"><text:tab/><text:span text:style-name="T9">※削除したテーブルは、復活できない!!!</text:span></text:p>
      <text:p text:style-name="P56"/>
      <text:p text:style-name="P56"/>
      <text:p text:style-name="P56"/>
      <text:p text:style-name="P38"><text:span text:style-name="T4">15</text:span>.テーブル名の変更</text:p>
      <text:p text:style-name="P28"/>
      <text:p text:style-name="P18">&gt; RENAME TABLE &lt;変更前テーブル名&gt; TO &lt;変更後テーブル名&gt;;</text:p>
      <text:p text:style-name="P5"/>
      <text:p text:style-name="P5"/>
      <text:p text:style-name="P39"><text:span text:style-name="T4">16</text:span>.テーブル定義の変更</text:p>
      <text:p text:style-name="P29"/>
      <text:p text:style-name="P15">・列の追加</text:p>
      <text:p text:style-name="P15">&gt; ALTER TABLE &lt;テーブル名&gt; ADD COLUMN &lt;列の定義&gt;;</text:p>
      <text:p text:style-name="P15"/>
      <text:p text:style-name="P15">・列の削除</text:p>
      <text:p text:style-name="P15">&gt; ALTER TABLE &lt;テーブル名&gt; DROP COLUMN &lt;列名&gt;;</text:p>
      <text:p text:style-name="P15"/>
      <text:p text:style-name="P15"><text:soft-page-break/></text:p>
      <text:p text:style-name="P15"/>
      <text:p text:style-name="P39"><text:span text:style-name="T4">17</text:span>.テーブルへのデータ登録</text:p>
      <text:p text:style-name="P29"/>
      <text:p text:style-name="P18">&gt; START TRANSACTION;<text:tab/>--データ登録開始</text:p>
      <text:p text:style-name="P18"/>
      <text:p text:style-name="P18">&gt; INSERT INTO &lt;テーブル名&gt; VALUES (‘&lt;データ1-1&gt;’, &lt;データ1-2&gt;, …);</text:p>
      <text:p text:style-name="P18">&gt; INSERT INTO &lt;テーブル名&gt; VALUES (‘&lt;データ2-1&gt;’,&lt;デー<text:tab/>タ2-2&gt;,…);</text:p>
      <text:p text:style-name="P18"/>
      <text:p text:style-name="P18">&gt; COMMIT;<text:tab/><text:tab/>--データ登録確定</text:p>
      <text:p text:style-name="P18"/>
      <text:p text:style-name="P40"><text:span text:style-name="T4">18</text:span>.列を出力する</text:p>
      <text:p text:style-name="P30"/>
      <text:p text:style-name="P16">・列の出力</text:p>
      <text:p text:style-name="P16">&gt; <text:span text:style-name="T13">SELECT &lt;列名１&gt;, &lt;列名２&gt;, …</text:span></text:p>
      <text:p text:style-name="P16"><text:tab/><text:span text:style-name="T13">&gt; FROM &lt;テーブル名&gt;;</text:span></text:p>
      <text:p text:style-name="P16"/>
      <text:p text:style-name="P16">・すべての列を出力</text:p>
      <text:p text:style-name="P16">&gt; <text:span text:style-name="T13">SELECT *</text:span></text:p>
      <text:p text:style-name="P16"><text:tab/><text:span text:style-name="T13">&gt; FROM &lt;テーブル名&gt;;</text:span></text:p>
      <text:p text:style-name="P6"/>
      <text:p text:style-name="P44"/>
      <text:p text:style-name="P40"><text:span text:style-name="T4">19</text:span>.列の別名をつける</text:p>
      <text:p text:style-name="P30"/>
      <text:p text:style-name="P45">&gt; SELECT &lt;列名１&gt; AS &lt;別名１&gt;,</text:p>
      <text:p text:style-name="P45"><text:tab/>&gt; &lt;列名２&gt; AS &lt;別名２&gt;</text:p>
      <text:p text:style-name="P45"><text:tab/>&gt; FROM &lt;テーブル名&gt;;</text:p>
      <text:p text:style-name="P45"/>
      <text:p text:style-name="P46">例：&gt; SELECT shohin_id AS id,</text:p>
      <text:p text:style-name="P46"><text:tab/>&gt; shohin_mei AS “商品名”</text:p>
      <text:p text:style-name="P46"><text:tab/>&gt; FROM &lt;テーブル名&gt;;</text:p>
      <text:p text:style-name="P45"/>
      <text:p text:style-name="P45"><text:span text:style-name="T9">※別名に日本語を使う場合は、ダブルクォーテーション</text:span><text:span text:style-name="T11">(“)で括る</text:span><text:span text:style-name="T14">。</text:span></text:p>
      <text:p text:style-name="P45"/>
      <text:p text:style-name="P45"><text:soft-page-break/></text:p>
      <text:p text:style-name="P45"/>
      <text:p text:style-name="P41"><text:span text:style-name="T14">20</text:span>.定数の出力</text:p>
      <text:p text:style-name="P19"/>
      <text:p text:style-name="P19">・テーブルに入力されていない定数を、出力する</text:p>
      <text:p text:style-name="P19">&gt; SELECT &lt;列名1&gt; AS &lt;定数１&gt;,</text:p>
      <text:p text:style-name="P19"><text:tab/>&gt; &lt;列名２&gt; AS &lt;定数２&gt;</text:p>
      <text:p text:style-name="P19"><text:tab/>&gt; FROM &lt;テーブル名&gt;</text:p>
      <text:p text:style-name="P19"/>
      <text:p text:style-name="P19">・使える定数</text:p>
      <text:p text:style-name="P19"><text:tab/>・文字列定数：’&lt;文字列&gt;’</text:p>
      <text:p text:style-name="P19"><text:tab/>・数値定数：1 <text:tab/>--シングルクォーテーションはいらない</text:p>
      <text:p text:style-name="P19"><text:tab/>・日付定数：’2020-05-12’</text:p>
      <text:p text:style-name="P19"/>
      <text:p text:style-name="P19"/>
      <text:p text:style-name="P19"/>
      <text:p text:style-name="P42"><text:span text:style-name="T15">21</text:span>.結果から重複行を省く</text:p>
      <text:p text:style-name="P31"/>
      <text:p text:style-name="P20">&gt; SELECT DISTINCT &lt;列名１&gt;, &lt;列名２&gt;, …</text:p>
      <text:p text:style-name="P20"><text:tab/>&gt; FROM &lt;テーブル名&gt;</text:p>
      <text:p text:style-name="P20"/>
      <text:p text:style-name="P20"/>
      <text:p text:style-name="P20"/>
      <text:p text:style-name="P42"><text:span text:style-name="T15">22</text:span>.行の選択</text:p>
      <text:p text:style-name="P31"/>
      <text:p text:style-name="P20">&gt; SELECT &lt;列名&gt;, …</text:p>
      <text:p text:style-name="P20"><text:tab/>&gt; FROM &lt;テーブル名&gt;</text:p>
      <text:p text:style-name="P20"><text:tab/>&gt; WHERE &lt;条件式&gt;;</text:p>
      <text:p text:style-name="P20"/>
      <text:p text:style-name="P20">・条件式の例</text:p>
      <text:p text:style-name="P20"><text:tab/>WHERE &lt;列名&gt; = &lt;データ１&gt;;<text:tab/><text:tab/>--データ１の行を選択する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42"><text:span text:style-name="T15">23</text:span>.コメント</text:p>
      <text:p text:style-name="P31"/>
      <text:p text:style-name="P17">・１行コメント</text:p>
      <text:p text:style-name="P20">「--」の後に記述する。</text:p>
      <text:p text:style-name="P20"/>
      <text:p text:style-name="P20">&gt; --コメント</text:p>
      <text:p text:style-name="P20"/>
      <text:p text:style-name="P20">・複数行コメント</text:p>
      <text:p text:style-name="P20">「/*」と「*/」で囲った中に記述する。</text:p>
      <text:p text:style-name="P20"/>
      <text:p text:style-name="P20">&gt;/* コメント１</text:p>
      <text:p text:style-name="P20">&gt; コメント２ */</text:p>
      <text:p text:style-name="P20"/>
      <text:p text:style-name="P20"/>
      <text:p text:style-name="P20"/>
      <text:p text:style-name="P66"><text:span text:style-name="T15">24</text:span>.算術演算子</text:p>
      <text:p text:style-name="P68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71">意味</text:p>
          </table:table-cell>
          <table:table-cell table:style-name="表1.B1" office:value-type="string">
            <text:p text:style-name="P72">記号</text:p>
          </table:table-cell>
        </table:table-row>
        <table:table-row>
          <table:table-cell table:style-name="表1.A2" office:value-type="string">
            <text:p text:style-name="P72">足し算</text:p>
          </table:table-cell>
          <table:table-cell table:style-name="表1.B2" office:value-type="string">
            <text:p text:style-name="P71">+</text:p>
          </table:table-cell>
        </table:table-row>
        <table:table-row>
          <table:table-cell table:style-name="表1.A2" office:value-type="string">
            <text:p text:style-name="P72">引き算</text:p>
          </table:table-cell>
          <table:table-cell table:style-name="表1.B2" office:value-type="string">
            <text:p text:style-name="P72">-</text:p>
          </table:table-cell>
        </table:table-row>
        <table:table-row>
          <table:table-cell table:style-name="表1.A2" office:value-type="string">
            <text:p text:style-name="P72">掛け算</text:p>
          </table:table-cell>
          <table:table-cell table:style-name="表1.B2" office:value-type="string">
            <text:p text:style-name="P71">*</text:p>
          </table:table-cell>
        </table:table-row>
        <table:table-row>
          <table:table-cell table:style-name="表1.A2" office:value-type="string">
            <text:p text:style-name="P72">割り算</text:p>
          </table:table-cell>
          <table:table-cell table:style-name="表1.B2" office:value-type="string">
            <text:p text:style-name="P72">/</text:p>
          </table:table-cell>
        </table:table-row>
      </table:table>
      <text:p text:style-name="P61"/>
      <text:p text:style-name="P62">例：</text:p>
      <text:p text:style-name="P62">&gt; SELECT nedan,</text:p>
      <text:p text:style-name="P62"><text:tab/>nedan * 2 AS “nedan_x2” <text:s text:c="3"/>--nedanとnedanの２倍を表示</text:p>
      <text:p text:style-name="P62"><text:tab/>FROM &lt;テーブル名&gt;;</text:p>
      <text:p text:style-name="P62"/>
      <text:p text:style-name="P57">※NULLを含んだ計算は、問答無用でNULLになる。</text:p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66"><text:span text:style-name="T15">25</text:span>.比較演算子</text:p>
      <text:p text:style-name="P68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70">演算子</text:p>
          </table:table-cell>
          <table:table-cell table:style-name="表2.B1" office:value-type="string">
            <text:p text:style-name="P74">意味</text:p>
          </table:table-cell>
        </table:table-row>
        <table:table-row>
          <table:table-cell table:style-name="表2.A2" office:value-type="string">
            <text:p text:style-name="P73"><text:s/>=</text:p>
          </table:table-cell>
          <table:table-cell table:style-name="表2.B2" office:value-type="string">
            <text:p text:style-name="P70">〜と等しい</text:p>
          </table:table-cell>
        </table:table-row>
        <table:table-row>
          <table:table-cell table:style-name="表2.A2" office:value-type="string">
            <text:p text:style-name="P70"><text:s/><text:span text:style-name="T16">&lt;&gt;</text:span></text:p>
          </table:table-cell>
          <table:table-cell table:style-name="表2.B2" office:value-type="string">
            <text:p text:style-name="P70">〜と等しくない</text:p>
          </table:table-cell>
        </table:table-row>
        <table:table-row>
          <table:table-cell table:style-name="表2.A2" office:value-type="string">
            <text:p text:style-name="P70"><text:s/><text:span text:style-name="T16">&gt;=</text:span></text:p>
          </table:table-cell>
          <table:table-cell table:style-name="表2.B2" office:value-type="string">
            <text:p text:style-name="P70">〜以上</text:p>
          </table:table-cell>
        </table:table-row>
        <table:table-row>
          <table:table-cell table:style-name="表2.A2" office:value-type="string">
            <text:p text:style-name="P70"><text:s/><text:span text:style-name="T16">&gt;</text:span></text:p>
          </table:table-cell>
          <table:table-cell table:style-name="表2.B2" office:value-type="string">
            <text:p text:style-name="P70">〜より大きい</text:p>
          </table:table-cell>
        </table:table-row>
        <table:table-row>
          <table:table-cell table:style-name="表2.A2" office:value-type="string">
            <text:p text:style-name="P70"><text:s/><text:span text:style-name="T16">&lt;=</text:span></text:p>
          </table:table-cell>
          <table:table-cell table:style-name="表2.B2" office:value-type="string">
            <text:p text:style-name="P70">〜以下</text:p>
          </table:table-cell>
        </table:table-row>
        <table:table-row>
          <table:table-cell table:style-name="表2.A2" office:value-type="string">
            <text:p text:style-name="P70"><text:s/><text:span text:style-name="T16">&lt;</text:span></text:p>
          </table:table-cell>
          <table:table-cell table:style-name="表2.B2" office:value-type="string">
            <text:p text:style-name="P70">〜より小さい</text:p>
          </table:table-cell>
        </table:table-row>
      </table:table>
      <text:p text:style-name="P58"/>
      <text:p text:style-name="P63">※文字列型の順序の原則は辞書式。数値の大小順序と混同してはいけない。</text:p>
      <text:p text:style-name="P63"/>
      <text:p text:style-name="P63">※<text:span text:style-name="T16">NULLに比較演算子は使えない。</text:span></text:p>
      <text:p text:style-name="P63"><text:tab/>・<text:span text:style-name="T16">NULLである行の選択</text:span></text:p>
      <text:p text:style-name="P63"><text:tab/><text:tab/><text:span text:style-name="T16">WHERE &lt;列名&gt; IS NULL;</text:span></text:p>
      <text:p text:style-name="P63"/>
      <text:p text:style-name="P63"><text:tab/>・<text:span text:style-name="T16">NULLでない行の選択</text:span></text:p>
      <text:p text:style-name="P63"><text:tab/><text:tab/><text:span text:style-name="T16">WHERE &lt;列名&gt; IS NOT NULL;</text:span></text:p>
      <text:p text:style-name="P63"/>
      <text:p text:style-name="P63"/>
      <text:p text:style-name="P63"/>
      <text:p text:style-name="P67"><text:span text:style-name="T15">26</text:span>.論理演算子</text:p>
      <text:p text:style-name="P69"/>
      <text:p text:style-name="P64">・<text:span text:style-name="T16">NOT演算子（否定）</text:span></text:p>
      <text:p text:style-name="P64"><text:tab/><text:span text:style-name="T17">WHERE NOT nedan &gt;= 1000;<text:tab/><text:tab/>--値段は1000未満</text:span></text:p>
      <text:p text:style-name="P64"><text:tab/>※条件をひていするのは<text:span text:style-name="T17">NOT演算子。しかし、無理に否定する必<text:tab/>要はない</text:span></text:p>
      <text:p text:style-name="P64"/>
      <text:p text:style-name="P64">・<text:span text:style-name="T17">AND演算子（かつ）</text:span></text:p>
      <text:p text:style-name="P65"><text:tab/><text:span text:style-name="T17">WHERE nedan = 1000 AND shohin_mei = ‘なべ’;</text:span></text:p>
      <text:p text:style-name="P65"><text:span text:style-name="T17"><text:tab/>※nedanが1000で、かつ、shohin_meiがなべの行を選択</text:span></text:p>
      <text:p text:style-name="P65"/>
      <text:p text:style-name="P65"><text:span text:style-name="T17">・OR演算子（または）</text:span></text:p>
      <text:p text:style-name="P65"><text:soft-page-break/><text:span text:style-name="T17"><text:tab/>WHERE nedan = 1000 OR shohin_mei = ‘なべ’;</text:span></text:p>
      <text:p text:style-name="P65"><text:span text:style-name="T17"><text:tab/>※nedanが1000、または、shohin_meiがなべの行を選択</text:span></text:p>
      <text:p text:style-name="P65"/>
      <text:p text:style-name="P59"><text:span text:style-name="T17">※ANDとOR両方同時に使った場合、ANDの方が優先される。</text:span></text:p>
      <text:p text:style-name="P65"><text:span text:style-name="T12">※ORを優先したい場合は、()で括る。</text:span><text:span text:style-name="T17"> </text:span></text:p>
      <text:p text:style-name="P65"/>
      <text:p text:style-name="P65"/>
      <text:p text:style-name="P6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12T15:04:57.654442139</dc:date>
    <meta:editing-duration>PT7H3M28S</meta:editing-duration>
    <meta:editing-cycles>81</meta:editing-cycles>
    <meta:generator>LibreOffice/6.0.7.3$Linux_X86_64 LibreOffice_project/00m0$Build-3</meta:generator>
    <meta:document-statistic meta:table-count="2" meta:image-count="0" meta:object-count="0" meta:page-count="13" meta:paragraph-count="198" meta:word-count="2118" meta:character-count="3233" meta:non-whitespace-character-count="2893"/>
  </office:meta>
</office:document-meta>
</file>